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áblázat1" style:family="table">
      <style:table-properties style:width="9.855cm" fo:margin-left="4.371cm" fo:margin-top="0cm" fo:margin-bottom="0cm" table:align="left" style:writing-mode="lr-tb"/>
    </style:style>
    <style:style style:name="Táblázat1.A" style:family="table-column">
      <style:table-column-properties style:column-width="1.799cm"/>
    </style:style>
    <style:style style:name="Táblázat1.B" style:family="table-column">
      <style:table-column-properties style:column-width="3.014cm"/>
    </style:style>
    <style:style style:name="Táblázat1.C" style:family="table-column">
      <style:table-column-properties style:column-width="2.432cm"/>
    </style:style>
    <style:style style:name="Táblázat1.D" style:family="table-column">
      <style:table-column-properties style:column-width="2.607cm"/>
    </style:style>
    <style:style style:name="Táblázat1.1" style:family="table-row">
      <style:table-row-properties style:min-row-height="1.236cm" fo:keep-together="auto"/>
    </style:style>
    <style:style style:name="Táblázat1.A1" style:family="table-cell">
      <style:table-cell-properties fo:background-color="#eceadf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áblázat1.2" style:family="table-row">
      <style:table-row-properties style:min-row-height="0.75cm" fo:keep-together="auto"/>
    </style:style>
    <style:style style:name="Táblázat1.A2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B2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C2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D2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3" style:family="table-row">
      <style:table-row-properties style:min-row-height="0.751cm" fo:keep-together="auto"/>
    </style:style>
    <style:style style:name="Táblázat1.A3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B3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C3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D3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A4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B4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C4" style:family="table-cell">
      <style:table-cell-properties fo:padding-left="0.009cm" fo:padding-right="0.009cm" fo:padding-top="0cm" fo:padding-bottom="0cm" fo:border="0.5pt solid #000000" style:writing-mode="lr-tb"/>
    </style:style>
    <style:style style:name="Táblázat1.D4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Heading_20_3">
      <style:paragraph-properties fo:margin-left="0.18cm" fo:margin-right="0cm" fo:margin-top="0.365cm" fo:margin-bottom="0cm" style:contextual-spacing="false" fo:text-indent="0cm" style:auto-text-indent="false"/>
      <style:text-properties officeooo:paragraph-rsid="000cead2"/>
    </style:style>
    <style:style style:name="P2" style:family="paragraph" style:parent-style-name="List_20_Paragraph" style:list-style-name="WWNum3">
      <style:paragraph-properties fo:margin-top="0.005cm" fo:margin-bottom="0cm" style:contextual-spacing="false">
        <style:tab-stops>
          <style:tab-stop style:position="1.679cm"/>
          <style:tab-stop style:position="6.68cm"/>
        </style:tab-stops>
      </style:paragraph-properties>
      <style:text-properties officeooo:paragraph-rsid="000cead2"/>
    </style:style>
    <style:style style:name="P3" style:family="paragraph" style:parent-style-name="List_20_Paragraph" style:list-style-name="WWNum3">
      <style:paragraph-properties fo:margin-top="0.074cm" fo:margin-bottom="0cm" style:contextual-spacing="false">
        <style:tab-stops>
          <style:tab-stop style:position="1.679cm"/>
          <style:tab-stop style:position="6.68cm"/>
        </style:tab-stops>
      </style:paragraph-properties>
      <style:text-properties officeooo:paragraph-rsid="000cead2"/>
    </style:style>
    <style:style style:name="P4" style:family="paragraph" style:parent-style-name="List_20_Paragraph" style:list-style-name="WWNum3">
      <style:paragraph-properties fo:margin-top="0.071cm" fo:margin-bottom="0cm" style:contextual-spacing="false">
        <style:tab-stops>
          <style:tab-stop style:position="1.679cm"/>
          <style:tab-stop style:position="6.68cm"/>
        </style:tab-stops>
      </style:paragraph-properties>
      <style:text-properties officeooo:paragraph-rsid="000cead2"/>
    </style:style>
    <style:style style:name="P5" style:family="paragraph" style:parent-style-name="List_20_Paragraph" style:list-style-name="WWNum2">
      <style:paragraph-properties fo:margin-top="0.007cm" fo:margin-bottom="0cm" style:contextual-spacing="false">
        <style:tab-stops>
          <style:tab-stop style:position="1.408cm"/>
        </style:tab-stops>
      </style:paragraph-properties>
      <style:text-properties officeooo:paragraph-rsid="000cead2"/>
    </style:style>
    <style:style style:name="P6" style:family="paragraph" style:parent-style-name="List_20_Paragraph" style:list-style-name="WWNum2">
      <style:paragraph-properties fo:margin-top="0.12cm" fo:margin-bottom="0cm" style:contextual-spacing="false">
        <style:tab-stops>
          <style:tab-stop style:position="1.408cm"/>
        </style:tab-stops>
      </style:paragraph-properties>
      <style:text-properties officeooo:paragraph-rsid="000cead2"/>
    </style:style>
    <style:style style:name="P7" style:family="paragraph" style:parent-style-name="List_20_Paragraph" style:list-style-name="WWNum2">
      <style:paragraph-properties fo:margin-left="1.404cm" fo:margin-right="0cm" fo:margin-top="0.12cm" fo:margin-bottom="0cm" style:contextual-spacing="false" fo:text-indent="-0.427cm" style:auto-text-indent="false">
        <style:tab-stops>
          <style:tab-stop style:position="1.404cm"/>
        </style:tab-stops>
      </style:paragraph-properties>
      <style:text-properties officeooo:paragraph-rsid="000cead2"/>
    </style:style>
    <style:style style:name="P8" style:family="paragraph" style:parent-style-name="List_20_Paragraph" style:list-style-name="WWNum2">
      <style:paragraph-properties fo:margin-left="1.404cm" fo:margin-right="0cm" fo:margin-top="0.123cm" fo:margin-bottom="0cm" style:contextual-spacing="false" fo:text-indent="-0.427cm" style:auto-text-indent="false">
        <style:tab-stops>
          <style:tab-stop style:position="1.404cm"/>
        </style:tab-stops>
      </style:paragraph-properties>
      <style:text-properties officeooo:paragraph-rsid="000cead2"/>
    </style:style>
    <style:style style:name="P9" style:family="paragraph" style:parent-style-name="Standard">
      <style:paragraph-properties fo:margin-left="0.18cm" fo:margin-right="0cm" fo:margin-top="0.002cm" fo:margin-bottom="0cm" style:contextual-spacing="false" fo:text-indent="0cm" style:auto-text-indent="false">
        <style:tab-stops>
          <style:tab-stop style:position="5.364cm"/>
        </style:tab-stops>
      </style:paragraph-properties>
      <style:text-properties officeooo:paragraph-rsid="000cead2"/>
    </style:style>
    <style:style style:name="P10" style:family="paragraph" style:parent-style-name="Standard" style:list-style-name="WWNum2">
      <style:text-properties fo:color="#000000" loext:opacity="100%" style:font-name="Liberation Serif" fo:font-size="12pt" style:font-name-asian="Times New Roman1" style:font-size-asian="12pt" style:font-name-complex="Times New Roman1"/>
    </style:style>
    <style:style style:name="P11" style:family="paragraph" style:parent-style-name="Standard" style:list-style-name="WWNum2">
      <style:paragraph-properties fo:margin-top="0.12cm" fo:margin-bottom="0cm" style:contextual-spacing="false">
        <style:tab-stops>
          <style:tab-stop style:position="1.408cm"/>
        </style:tab-stops>
      </style:paragraph-properties>
      <style:text-properties officeooo:paragraph-rsid="000cead2"/>
    </style:style>
    <style:style style:name="P12" style:family="paragraph" style:parent-style-name="Table_20_Paragraph">
      <style:paragraph-properties fo:margin-left="0.099cm" fo:margin-right="0.058cm" fo:margin-top="0.242cm" fo:margin-bottom="0cm" style:contextual-spacing="false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298cm" fo:margin-right="0.268cm" fo:margin-top="0.242cm" fo:margin-bottom="0cm" style:contextual-spacing="false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797cm" fo:margin-right="0cm" fo:margin-top="0.242cm" fo:margin-bottom="0cm" style:contextual-spacing="false" fo:text-align="start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727cm" fo:margin-right="0.333cm" fo:margin-top="0cm" fo:margin-bottom="0cm" style:contextual-spacing="false" fo:text-align="start" style:justify-single-word="false" fo:orphans="0" fo:widows="0" fo:text-indent="-0.339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099cm" fo:margin-right="0.046cm" fo:margin-top="0cm" fo:margin-bottom="0cm" style:contextual-spacing="false" fo:line-height="0.478cm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871cm" fo:margin-right="0.829cm" fo:margin-top="0cm" fo:margin-bottom="0cm" style:contextual-spacing="false" fo:line-height="0.478cm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298cm" fo:margin-right="0.256cm" fo:margin-top="0cm" fo:margin-bottom="0cm" style:contextual-spacing="false" fo:line-height="0.478cm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1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0.478cm" fo:text-align="center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134cm" fo:margin-right="0cm" fo:margin-top="0cm" fo:margin-bottom="0cm" style:contextual-spacing="false" fo:line-height="0.478cm" fo:text-align="start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21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0.478cm" fo:text-align="start" style:justify-single-word="false" fo:orphans="0" fo:widows="0" fo:text-indent="0cm" style:auto-text-indent="false"/>
      <style:text-properties officeooo:paragraph-rsid="000cead2" style:letter-kerning="false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99cm" fo:margin-right="0.058cm" fo:margin-top="0.242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3" style:family="paragraph" style:parent-style-name="Table_20_Paragraph">
      <style:paragraph-properties fo:margin-left="0.298cm" fo:margin-right="0.268cm" fo:margin-top="0.242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4" style:family="paragraph" style:parent-style-name="Table_20_Paragraph">
      <style:paragraph-properties fo:margin-left="0.797cm" fo:margin-right="0cm" fo:margin-top="0.242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</style:style>
    <style:style style:name="P25" style:family="paragraph" style:parent-style-name="Table_20_Paragraph">
      <style:paragraph-properties fo:margin-left="0.727cm" fo:margin-right="0.333cm" fo:margin-top="0cm" fo:margin-bottom="0cm" style:contextual-spacing="false" fo:text-align="start" style:justify-single-word="false" fo:orphans="0" fo:widows="0" fo:text-indent="-0.339cm" style:auto-text-indent="false" style:writing-mode="lr-tb">
        <style:tab-stops/>
      </style:paragraph-properties>
    </style:style>
    <style:style style:name="P26" style:family="paragraph" style:parent-style-name="Table_20_Paragraph">
      <style:paragraph-properties fo:margin-left="0.099cm" fo:margin-right="0.046cm" fo:margin-top="0cm" fo:margin-bottom="0cm" style:contextual-spacing="false" fo:line-height="0.47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7" style:family="paragraph" style:parent-style-name="Table_20_Paragraph">
      <style:paragraph-properties fo:margin-left="0.871cm" fo:margin-right="0.829cm" fo:margin-top="0cm" fo:margin-bottom="0cm" style:contextual-spacing="false" fo:line-height="0.47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8" style:family="paragraph" style:parent-style-name="Table_20_Paragraph">
      <style:paragraph-properties fo:margin-left="0.298cm" fo:margin-right="0.256cm" fo:margin-top="0cm" fo:margin-bottom="0cm" style:contextual-spacing="false" fo:line-height="0.47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9" style:family="paragraph" style:parent-style-name="Table_20_Paragraph">
      <style:paragraph-properties fo:margin-left="0cm" fo:margin-right="0cm" fo:margin-top="0cm" fo:margin-bottom="0cm" style:contextual-spacing="false" fo:line-height="0.478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0" style:family="paragraph" style:parent-style-name="Table_20_Paragraph">
      <style:paragraph-properties fo:margin-left="0.134cm" fo:margin-right="0cm" fo:margin-top="0cm" fo:margin-bottom="0cm" style:contextual-spacing="false" fo:line-height="0.478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31" style:family="paragraph" style:parent-style-name="Table_20_Paragraph">
      <style:paragraph-properties fo:margin-left="0cm" fo:margin-right="0cm" fo:margin-top="0cm" fo:margin-bottom="0cm" style:contextual-spacing="false" fo:line-height="0.478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32" style:family="paragraph" style:parent-style-name="Text_20_body">
      <style:text-properties fo:font-size="13pt" officeooo:paragraph-rsid="000cead2" style:font-size-asian="13pt"/>
    </style:style>
    <style:style style:name="P33" style:family="paragraph" style:parent-style-name="Text_20_body">
      <style:paragraph-properties fo:margin-left="0.984cm" fo:margin-right="0.746cm" fo:margin-top="0.395cm" fo:margin-bottom="0cm" style:contextual-spacing="false" fo:line-height="115%" fo:text-align="justify" style:justify-single-word="false" fo:text-indent="0cm" style:auto-text-indent="false"/>
      <style:text-properties officeooo:paragraph-rsid="000cead2"/>
    </style:style>
    <style:style style:name="P34" style:family="paragraph" style:parent-style-name="Text_20_body" style:master-page-name="">
      <loext:graphic-properties draw:fill="none"/>
      <style:paragraph-properties fo:margin-left="1.101cm" fo:margin-right="0.101cm" fo:margin-top="0.074cm" fo:margin-bottom="0cm" style:contextual-spacing="false" fo:line-height="115%" fo:text-indent="0cm" style:auto-text-indent="false" style:page-number="auto" fo:background-color="transparent">
        <style:tab-stops>
          <style:tab-stop style:position="6.68cm"/>
        </style:tab-stops>
      </style:paragraph-properties>
      <style:text-properties officeooo:paragraph-rsid="000cead2"/>
    </style:style>
    <style:style style:name="P35" style:family="paragraph" style:parent-style-name="Text_20_body">
      <style:paragraph-properties fo:margin-left="0.984cm" fo:margin-right="1.353cm" fo:line-height="115%" fo:text-indent="0cm" style:auto-text-indent="false">
        <style:tab-stops>
          <style:tab-stop style:position="2.076cm"/>
          <style:tab-stop style:position="3.193cm"/>
          <style:tab-stop style:position="6.475cm"/>
          <style:tab-stop style:position="8.345cm"/>
          <style:tab-stop style:position="10.074cm"/>
          <style:tab-stop style:position="11.755cm"/>
          <style:tab-stop style:position="13.109cm"/>
        </style:tab-stops>
      </style:paragraph-properties>
      <style:text-properties officeooo:paragraph-rsid="000cead2"/>
    </style:style>
    <style:style style:name="P36" style:family="paragraph" style:parent-style-name="Text_20_body">
      <style:paragraph-properties fo:margin-left="1.108cm" fo:margin-right="0cm" fo:margin-top="0.071cm" fo:margin-bottom="0cm" style:contextual-spacing="false" fo:text-indent="0cm" style:auto-text-indent="false">
        <style:tab-stops>
          <style:tab-stop style:position="6.68cm"/>
        </style:tab-stops>
      </style:paragraph-properties>
      <style:text-properties officeooo:paragraph-rsid="000cead2"/>
    </style:style>
    <style:style style:name="P37" style:family="paragraph" style:parent-style-name="Text_20_body">
      <style:paragraph-properties fo:margin-top="0.005cm" fo:margin-bottom="0cm" style:contextual-spacing="false"/>
      <style:text-properties fo:font-size="13.5pt" officeooo:paragraph-rsid="000cead2" style:font-size-asian="13.5pt"/>
    </style:style>
    <style:style style:name="P38" style:family="paragraph" style:parent-style-name="Text_20_body">
      <style:paragraph-properties fo:margin-top="0.005cm" fo:margin-bottom="0cm" style:contextual-spacing="false"/>
      <style:text-properties fo:font-size="8pt" officeooo:paragraph-rsid="000cead2" style:font-size-asian="8pt"/>
    </style:style>
    <style:style style:name="P39" style:family="paragraph" style:parent-style-name="Text_20_body">
      <style:paragraph-properties fo:line-height="5%"/>
      <style:text-properties fo:font-size="1pt" style:font-size-asian="1pt"/>
    </style:style>
    <style:style style:name="P40" style:family="paragraph" style:parent-style-name="Text_20_body">
      <style:paragraph-properties fo:margin-left="6.682cm" fo:margin-right="0cm" fo:margin-top="0.071cm" fo:margin-bottom="0cm" style:contextual-spacing="false" fo:text-indent="0cm" style:auto-text-indent="false"/>
      <style:text-properties officeooo:paragraph-rsid="000cead2"/>
    </style:style>
    <style:style style:name="P41" style:family="paragraph" style:parent-style-name="Text_20_body">
      <style:paragraph-properties fo:margin-left="6.682cm" fo:margin-right="0cm" fo:margin-top="0.074cm" fo:margin-bottom="0cm" style:contextual-spacing="false" fo:text-indent="0cm" style:auto-text-indent="false"/>
      <style:text-properties officeooo:paragraph-rsid="000cead2"/>
    </style:style>
    <style:style style:name="T1" style:family="text">
      <style:text-properties fo:letter-spacing="0.002cm"/>
    </style:style>
    <style:style style:name="T2" style:family="text">
      <style:text-properties fo:letter-spacing="0.106cm"/>
    </style:style>
    <style:style style:name="T3" style:family="text">
      <style:text-properties fo:letter-spacing="-0.101cm"/>
    </style:style>
    <style:style style:name="T4" style:family="text">
      <style:text-properties fo:letter-spacing="-0.002cm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0.002cm" fo:font-weight="bold" style:font-size-asian="12pt" style:font-weight-asian="bold"/>
    </style:style>
    <style:style style:name="T8" style:family="text">
      <style:text-properties fo:font-size="12pt" fo:letter-spacing="0.002cm" style:font-size-asian="12pt"/>
    </style:style>
    <style:style style:name="T9" style:family="text">
      <style:text-properties fo:font-size="12pt" fo:letter-spacing="-0.002cm" style:font-size-asian="12pt"/>
    </style:style>
    <style:style style:name="T10" style:family="text">
      <style:text-properties fo:font-size="12pt" fo:letter-spacing="-0.002cm" fo:font-weight="bold" style:font-size-asian="12pt" style:font-weight-asian="bold"/>
    </style:style>
    <style:style style:name="T11" style:family="text">
      <style:text-properties fo:font-size="12pt" fo:letter-spacing="-0.004cm" style:font-size-asian="12pt"/>
    </style:style>
    <style:style style:name="T12" style:family="text">
      <style:text-properties fo:font-size="12pt" fo:letter-spacing="-0.005cm" style:font-size-asian="12pt"/>
    </style:style>
    <style:style style:name="T13" style:family="text">
      <style:text-properties fo:font-size="12pt" fo:letter-spacing="-0.009cm" style:font-size-asian="12pt"/>
    </style:style>
    <style:style style:name="T14" style:family="text">
      <style:text-properties fo:font-size="12pt" fo:letter-spacing="-0.014cm" style:font-size-asian="12pt"/>
    </style:style>
    <style:style style:name="T15" style:family="text">
      <style:text-properties fo:font-size="12pt" fo:letter-spacing="-0.007cm" style:font-size-asian="12pt"/>
    </style:style>
    <style:style style:name="T16" style:family="text">
      <style:text-properties fo:font-size="12pt" fo:letter-spacing="-0.026cm" style:font-size-asian="12pt"/>
    </style:style>
    <style:style style:name="T17" style:family="text">
      <style:text-properties fo:font-size="12pt" fo:letter-spacing="-0.101cm" fo:font-weight="bold" style:font-size-asian="12pt" style:font-weight-asian="bold"/>
    </style:style>
    <style:style style:name="T18" style:family="text">
      <style:text-properties fo:font-size="12pt" fo:letter-spacing="-0.025cm" style:font-size-asian="12pt"/>
    </style:style>
    <style:style style:name="T19" style:family="text">
      <style:text-properties style:font-name="Trebuchet MS" style:text-scale="120%"/>
    </style:style>
    <style:style style:name="T20" style:family="text">
      <style:text-properties style:font-name="Trebuchet MS" fo:font-size="12pt" fo:font-weight="bold" style:font-size-asian="12pt" style:font-weight-asian="bold" style:text-scale="120%"/>
    </style:style>
    <style:style style:name="T21" style:family="text">
      <style:text-properties style:font-name="Trebuchet MS" fo:font-size="12pt" fo:letter-spacing="-0.032cm" fo:font-weight="bold" style:font-size-asian="12pt" style:font-weight-asian="bold" style:text-scale="120%"/>
    </style:style>
    <style:style style:name="T22" style:family="text">
      <style:text-properties style:font-name="Trebuchet MS" fo:font-size="12pt" fo:font-style="italic" fo:font-weight="bold" style:font-size-asian="12pt" style:font-style-asian="italic" style:font-weight-asian="bold" style:text-scale="120%"/>
    </style:style>
    <style:style style:name="T23" style:family="text">
      <style:text-properties style:font-name="Trebuchet MS" fo:font-size="12pt" fo:letter-spacing="-0.016cm" fo:font-style="italic" fo:font-weight="bold" style:font-size-asian="12pt" style:font-style-asian="italic" style:font-weight-asian="bold" style:text-scale="120%"/>
    </style:style>
    <style:style style:name="T24" style:family="text">
      <style:text-properties fo:letter-spacing="-0.005cm"/>
    </style:style>
    <style:style style:name="T25" style:family="text">
      <style:text-properties fo:letter-spacing="-0.016cm"/>
    </style:style>
    <style:style style:name="T26" style:family="text">
      <style:text-properties fo:letter-spacing="-0.019cm"/>
    </style:style>
    <style:style style:name="T27" style:family="text">
      <style:text-properties fo:letter-spacing="-0.014cm"/>
    </style:style>
    <style:style style:name="T28" style:family="text">
      <style:text-properties fo:letter-spacing="-0.007cm"/>
    </style:style>
    <style:style style:name="T29" style:family="text">
      <style:text-properties fo:letter-spacing="-0.004cm"/>
    </style:style>
    <style:style style:name="T30" style:family="text">
      <style:text-properties fo:letter-spacing="-0.011cm"/>
    </style:style>
    <style:style style:name="T31" style:family="text">
      <style:text-properties fo:letter-spacing="-0.009cm"/>
    </style:style>
    <style:style style:name="T32" style:family="text">
      <style:text-properties style:font-name="Liberation Serif" fo:font-size="12pt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T33" style:family="text">
      <style:text-properties style:font-name="Liberation Serif" fo:font-size="12pt" fo:letter-spacing="-0.002cm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T34" style:family="text">
      <style:text-properties style:font-name="Liberation Serif" fo:font-size="12pt" fo:letter-spacing="-0.101cm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T35" style:family="text">
      <style:text-properties style:font-name="Liberation Serif" fo:font-size="12pt" style:letter-kerning="false" style:font-size-asian="12pt" style:language-asian="en" style:country-asian="US" style:font-size-complex="11pt" style:language-complex="ar" style:country-complex="SA"/>
    </style:style>
    <style:style style:name="T36" style:family="text">
      <style:text-properties style:font-name="Liberation Serif" fo:font-size="12pt" fo:letter-spacing="-0.004cm" style:letter-kerning="false" style:font-size-asian="12pt" style:language-asian="en" style:country-asian="US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Ön<text:span text:style-name="T1"> </text:span>a<text:span text:style-name="T1"> </text:span>Súrolókefe<text:span text:style-name="T1"> </text:span>Kft.<text:span text:style-name="T1"> </text:span>(1006<text:span text:style-name="T1"> </text:span>Budapest,<text:span text:style-name="T1"> </text:span>Vadvirág<text:span text:style-name="T1"> </text:span>u.21.)<text:span text:style-name="T1"> </text:span>ügyintézője.<text:span text:style-name="T1"> </text:span>Megrendelőlevelet<text:span text:style-name="T1"> </text:span>ír<text:span text:style-name="T2"> </text:span>a<text:span text:style-name="T1"> </text:span>Filléres Kft. igazgatójának, Kovács Bélának (8700 Szombathely, Tél utca 22.). A megrendelésben<text:span text:style-name="T3"> </text:span>a<text:span text:style-name="T1"> </text:span>következő<text:span text:style-name="T1"> </text:span>negyedévben<text:span text:style-name="T1"> </text:span>szükséges<text:span text:style-name="T1"> </text:span>takarítóeszközöket<text:span text:style-name="T1"> </text:span>rendeli<text:span text:style-name="T1"> </text:span>meg.<text:span text:style-name="T1"> </text:span>A<text:span text:style-name="T1"> </text:span>levelet<text:span text:style-name="T1"> </text:span>az<text:span text:style-name="T1"> </text:span>alábbi<text:span text:style-name="T1"> </text:span>információk, valamint a tartalmi előírások figyelembevételével önállóan kell megfogalmaznia.<text:span text:style-name="T1"> </text:span>Ügyeljen<text:span text:style-name="T1"> </text:span>a<text:span text:style-name="T1"> </text:span>hivatalos<text:span text:style-name="T1"> </text:span>stílus<text:span text:style-name="T1"> </text:span>pontos,<text:span text:style-name="T1"> </text:span>szabatos<text:span text:style-name="T1"> </text:span>használatára!<text:span text:style-name="T1"> </text:span>A<text:span text:style-name="T1"> </text:span>formázásban<text:span text:style-name="T1"> </text:span>a<text:span text:style-name="T1"> </text:span>megadott<text:span text:style-name="T1"> </text:span>szempontokon kívül<text:span text:style-name="T4"> </text:span>alkalmazza a<text:span text:style-name="T4"> </text:span>levelezésben<text:span text:style-name="T1"> </text:span>tanult előírásokat!</text:p>
      <text:h text:style-name="P1" text:outline-level="3"><text:bookmark text:name="Információk:"/><text:span text:style-name="T19">Információk:</text:span></text:h>
      <text:list xml:id="list1541514329" text:style-name="WWNum3">
        <text:list-item>
          <text:list>
            <text:list-item>
              <text:p text:style-name="P2"><text:span text:style-name="T5">A</text:span><text:span text:style-name="T9"> </text:span><text:span text:style-name="T5">címzett</text:span><text:span text:style-name="T9"> </text:span><text:span text:style-name="T5">neve:<text:tab/>Filléres</text:span><text:span text:style-name="T11"> </text:span><text:span text:style-name="T5">Kft.</text:span></text:p>
            </text:list-item>
          </text:list>
        </text:list-item>
      </text:list>
      <text:p text:style-name="P40">Kovács<text:span text:style-name="T24"> </text:span>Béla<text:span text:style-name="T24"> </text:span>igazgató</text:p>
      <text:list xml:id="list192221139976110" text:continue-numbering="true" text:style-name="WWNum3">
        <text:list-item>
          <text:list>
            <text:list-item>
              <text:p text:style-name="P3"><text:span text:style-name="T5">A</text:span><text:span text:style-name="T9"> </text:span><text:span text:style-name="T5">levél</text:span><text:span text:style-name="T11"> </text:span><text:span text:style-name="T5">kelte:<text:tab/>Budapest,</text:span><text:span text:style-name="T11"> </text:span><text:span text:style-name="T5">mai</text:span><text:span text:style-name="T12"> </text:span><text:span text:style-name="T5">dátum</text:span></text:p>
            </text:list-item>
            <text:list-item>
              <text:p text:style-name="P4"><text:span text:style-name="T5">A</text:span><text:span text:style-name="T9"> </text:span><text:span text:style-name="T5">címzett</text:span><text:span text:style-name="T11"> </text:span><text:span text:style-name="T5">címe:<text:tab/>8700</text:span><text:span text:style-name="T13"> </text:span><text:span text:style-name="T5">Szombathely,</text:span><text:span text:style-name="T14"> </text:span><text:span text:style-name="T5">Tél</text:span><text:span text:style-name="T15"> </text:span><text:span text:style-name="T5">utca</text:span><text:span text:style-name="T13"> </text:span><text:span text:style-name="T5">22.</text:span></text:p>
            </text:list-item>
            <text:list-item>
              <text:p text:style-name="P3"><text:span text:style-name="T5">Iktatószám:<text:tab/>83/20…</text:span></text:p>
            </text:list-item>
            <text:list-item>
              <text:p text:style-name="P4"><text:span text:style-name="T5">Ügyintéző:<text:tab/>Az</text:span><text:span text:style-name="T11"> </text:span><text:span text:style-name="T5">Ön</text:span><text:span text:style-name="T9"> </text:span><text:span text:style-name="T5">saját</text:span><text:span text:style-name="T11"> </text:span><text:span text:style-name="T5">neve</text:span></text:p>
            </text:list-item>
            <text:list-item>
              <text:p text:style-name="P3"><text:span text:style-name="T5">Hivatkozási</text:span><text:span text:style-name="T11"> </text:span><text:span text:style-name="T5">szám:<text:tab/>207/20…</text:span></text:p>
            </text:list-item>
            <text:list-item>
              <text:p text:style-name="P4"><text:span text:style-name="T5">Tárgy:<text:tab/>Megrendelés</text:span></text:p>
            </text:list-item>
            <text:list-item>
              <text:p text:style-name="P3"><text:span text:style-name="T5">Postai</text:span><text:span text:style-name="T9"> </text:span><text:span text:style-name="T5">utasítás:<text:tab/>Elsőbbségi</text:span></text:p>
            </text:list-item>
            <text:list-item>
              <text:p text:style-name="P4"><text:span text:style-name="T5">A</text:span><text:span text:style-name="T16"> </text:span><text:span text:style-name="T5">levelet küldi (feladó):<text:tab/>Súrolókefe</text:span><text:span text:style-name="T9"> </text:span><text:span text:style-name="T5">Kft.</text:span></text:p>
            </text:list-item>
          </text:list>
        </text:list-item>
      </text:list>
      <text:p text:style-name="P41">1006<text:span text:style-name="T25"> </text:span>Budapest,<text:span text:style-name="T26"> </text:span>Vadvirág<text:span text:style-name="T27"> </text:span>u.21.</text:p>
      <text:p text:style-name="P36">10.A<text:span text:style-name="T28"> </text:span>levelet<text:span text:style-name="T4"> </text:span>aláírja:<text:tab/>Kiss<text:span text:style-name="T4"> </text:span>Áron</text:p>
      <text:p text:style-name="P34">Az<text:span text:style-name="T29"> </text:span>aláíró<text:span text:style-name="T4"> </text:span>munkaköre:igazgató<text:span text:style-name="T1"> </text:span>11.Írjon<text:span text:style-name="T30"> </text:span>udvarias<text:span text:style-name="T24"> </text:span>megszólítást<text:span text:style-name="T30"> </text:span>és<text:span text:style-name="T31"> </text:span>elköszönést!</text:p>
      <text:p text:style-name="P37"/>
      <text:p text:style-name="P35">Az Ön munkahelyének további adatai; e-mail cím: tanulo@surolokefe.hu;<text:span text:style-name="T3"> </text:span>telefonszám: 1/987-6543.</text:p>
      <text:p text:style-name="P9"><text:bookmark text:name="Tartalmi_előírások:_5_pont"/><text:span text:style-name="T20">Tartalmi</text:span><text:span text:style-name="T21"> </text:span><text:span text:style-name="T20">előírások:<text:tab/></text:span></text:p>
      <text:list xml:id="list2385486498" text:style-name="WWNum2">
        <text:list-item>
          <text:p text:style-name="P5"><text:span text:style-name="T5">Hivatkozzon</text:span><text:span text:style-name="T11"> </text:span><text:span text:style-name="T5">a</text:span><text:span text:style-name="T15"> </text:span><text:span text:style-name="T5">címzett</text:span><text:span text:style-name="T12"> </text:span><text:span text:style-name="T5">által</text:span><text:span text:style-name="T11"> </text:span><text:span text:style-name="T5">korábban</text:span><text:span text:style-name="T12"> </text:span><text:span text:style-name="T5">elküldött</text:span><text:span text:style-name="T9"> </text:span><text:span text:style-name="T5">árajánlatra</text:span><text:span text:style-name="T15"> </text:span><text:span text:style-name="T5">(lásd</text:span><text:span text:style-name="T11"> </text:span><text:span text:style-name="T5">hivatkozási</text:span><text:span text:style-name="T11"> </text:span><text:span text:style-name="T5">szám)!</text:span></text:p>
        </text:list-item>
        <text:list-item>
          <text:p text:style-name="P6"><text:span text:style-name="T5">Jelezze,</text:span><text:span text:style-name="T12"> </text:span><text:span text:style-name="T5">hogy</text:span><text:span text:style-name="T12"> </text:span><text:span text:style-name="T5">a</text:span><text:span text:style-name="T12"> </text:span><text:span text:style-name="T5">megrendelt</text:span><text:span text:style-name="T15"> </text:span><text:span text:style-name="T5">irodaszerek</text:span><text:span text:style-name="T11"> </text:span><text:span text:style-name="T5">már</text:span><text:span text:style-name="T11"> </text:span><text:span text:style-name="T5">a</text:span><text:span text:style-name="T12"> </text:span><text:span text:style-name="T5">következő</text:span><text:span text:style-name="T11"> </text:span><text:span text:style-name="T5">negyedév</text:span><text:span text:style-name="T11"> </text:span><text:span text:style-name="T5">elkezdéséhez</text:span><text:span text:style-name="T11"> </text:span><text:span text:style-name="T5">szükségesek!</text:span></text:p>
        </text:list-item>
        <text:list-item>
          <text:p text:style-name="P6"><text:span text:style-name="T5">Az</text:span><text:span text:style-name="T12"> </text:span><text:span text:style-name="T5">alábbi</text:span><text:span text:style-name="T9"> </text:span><text:span text:style-name="T5">termékeket</text:span><text:span text:style-name="T9"> </text:span><text:span text:style-name="T5">rendelje</text:span><text:span text:style-name="T9"> </text:span><text:span text:style-name="T5">meg:</text:span></text:p>
          <text:p text:style-name="P6"><text:span text:style-name="T9"/></text:p>
        </text:list-item>
      </text:list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office:value-type="string">
            <text:p text:style-name="P22"><text:span text:style-name="T33">Sorsz</text:span><text:span text:style-name="T32">ám</text:span></text:p>
          </table:table-cell>
          <table:table-cell table:style-name="Táblázat1.A1" office:value-type="string">
            <text:p text:style-name="P24"><text:span text:style-name="T32">Termék</text:span></text:p>
          </table:table-cell>
          <table:table-cell table:style-name="Táblázat1.A1" office:value-type="string">
            <text:p text:style-name="P25"><text:span text:style-name="T33">Egységár</text:span><text:span text:style-name="T34"> </text:span><text:span text:style-name="T32">Ft/db</text:span></text:p>
          </table:table-cell>
          <table:table-cell table:style-name="Táblázat1.A1" office:value-type="string">
            <text:p text:style-name="P23"><text:span text:style-name="T32">Mennyiség</text:span></text:p>
          </table:table-cell>
        </table:table-row>
        <table:table-row table:style-name="Táblázat1.2">
          <table:table-cell table:style-name="Táblázat1.A2" office:value-type="string">
            <text:p text:style-name="P26"><text:span text:style-name="T35">1.</text:span></text:p>
          </table:table-cell>
          <table:table-cell table:style-name="Táblázat1.B2" office:value-type="string">
            <text:p text:style-name="P30"><text:span text:style-name="T35">portörlő</text:span><text:span text:style-name="T36"> </text:span><text:span text:style-name="T35">kendő</text:span></text:p>
          </table:table-cell>
          <table:table-cell table:style-name="Táblázat1.C2" office:value-type="string">
            <text:p text:style-name="P27"><text:span text:style-name="T35">250</text:span></text:p>
          </table:table-cell>
          <table:table-cell table:style-name="Táblázat1.D2" office:value-type="string">
            <text:p text:style-name="P28"><text:span text:style-name="T35">100</text:span></text:p>
          </table:table-cell>
        </table:table-row>
        <table:table-row table:style-name="Táblázat1.3">
          <table:table-cell table:style-name="Táblázat1.A3" office:value-type="string">
            <text:p text:style-name="P26"><text:span text:style-name="T35">2.</text:span></text:p>
          </table:table-cell>
          <table:table-cell table:style-name="Táblázat1.B3" office:value-type="string">
            <text:p text:style-name="P30"><text:span text:style-name="T35">felmosó</text:span><text:span text:style-name="T36"> </text:span><text:span text:style-name="T35">vödör</text:span></text:p>
          </table:table-cell>
          <table:table-cell table:style-name="Táblázat1.C3" office:value-type="string">
            <text:p text:style-name="P27"><text:span text:style-name="T35">890</text:span></text:p>
          </table:table-cell>
          <table:table-cell table:style-name="Táblázat1.D3" office:value-type="string">
            <text:p text:style-name="P28"><text:span text:style-name="T35">25</text:span></text:p>
          </table:table-cell>
        </table:table-row>
        <table:table-row table:style-name="Táblázat1.2">
          <table:table-cell table:style-name="Táblázat1.A4" office:value-type="string">
            <text:p text:style-name="P29"><text:span text:style-name="T35">3.</text:span></text:p>
          </table:table-cell>
          <table:table-cell table:style-name="Táblázat1.B4" office:value-type="string">
            <text:p text:style-name="P31"><text:span text:style-name="T35">partvis</text:span></text:p>
          </table:table-cell>
          <table:table-cell table:style-name="Táblázat1.C4" office:value-type="string">
            <text:p text:style-name="P29"><text:span text:style-name="T35">560</text:span></text:p>
          </table:table-cell>
          <table:table-cell table:style-name="Táblázat1.D4" office:value-type="string">
            <text:p text:style-name="P29"><text:span text:style-name="T35">20</text:span></text:p>
          </table:table-cell>
        </table:table-row>
      </table:table>
      <text:list xml:id="list192221909002030" text:continue-numbering="true" text:style-name="WWNum2">
        <text:list-header>
          <text:p text:style-name="P10"/>
          <text:p text:style-name="P11"><text:span text:style-name="T9"/></text:p>
        </text:list-header>
        <text:list-item>
          <text:p text:style-name="P6"><text:span text:style-name="T9">A</text:span><text:span text:style-name="T18"> </text:span><text:span text:style-name="T9">szállítás</text:span><text:span text:style-name="T8"> </text:span><text:span text:style-name="T9">helyeként</text:span><text:span text:style-name="T5"> a Súrolókefe Kft-t jelölje meg!</text:span></text:p>
        </text:list-item>
        <text:list-item>
          <text:p text:style-name="P7"><text:span text:style-name="T5">Kérje,</text:span><text:span text:style-name="T11"> </text:span><text:span text:style-name="T5">hogy</text:span><text:span text:style-name="T12"> </text:span><text:span text:style-name="T5">a</text:span><text:span text:style-name="T12"> </text:span><text:span text:style-name="T5">megrendelést</text:span><text:span text:style-name="T11"> </text:span><text:span text:style-name="T5">lehetőleg</text:span><text:span text:style-name="T11"> </text:span><text:span text:style-name="T5">2022.</text:span><text:span text:style-name="T12"> </text:span><text:span text:style-name="T5">február 15</text:span><text:bookmark text:name="_GoBack"/><text:span text:style-name="T5">-ig</text:span><text:span text:style-name="T11"> </text:span><text:span text:style-name="T5">teljesítsék!</text:span></text:p>
        </text:list-item>
        <text:list-item>
          <text:p text:style-name="P7"><text:span text:style-name="T5">Kérje,</text:span><text:span text:style-name="T11"> </text:span><text:span text:style-name="T5">a</text:span><text:span text:style-name="T12"> </text:span><text:span text:style-name="T5">szállítás</text:span><text:span text:style-name="T11"> </text:span><text:span text:style-name="T5">előtt</text:span><text:span text:style-name="T9"> </text:span><text:span text:style-name="T5">egy</text:span><text:span text:style-name="T11"> </text:span><text:span text:style-name="T5">héttel</text:span><text:span text:style-name="T12"> </text:span><text:span text:style-name="T5">küldjenek</text:span><text:span text:style-name="T9"> </text:span><text:span text:style-name="T5">értesítést</text:span><text:span text:style-name="T12"> </text:span><text:span text:style-name="T5">a</text:span><text:span text:style-name="T12"> </text:span><text:span text:style-name="T5">megadott</text:span><text:span text:style-name="T11"> </text:span><text:span text:style-name="T5">e-mail</text:span><text:span text:style-name="T11"> </text:span><text:span text:style-name="T5">címre!</text:span></text:p>
        </text:list-item>
        <text:list-item>
          <text:p text:style-name="P8"><text:span text:style-name="T5">Fejezze</text:span><text:span text:style-name="T11"> </text:span><text:span text:style-name="T5">ki</text:span><text:span text:style-name="T12"> </text:span><text:span text:style-name="T5">bizalmát,</text:span><text:span text:style-name="T12"> </text:span><text:span text:style-name="T5">hogy</text:span><text:span text:style-name="T11"> </text:span><text:span text:style-name="T5">megrendelésüket</text:span><text:span text:style-name="T11"> </text:span><text:span text:style-name="T5">a</text:span><text:span text:style-name="T12"> </text:span><text:span text:style-name="T5">megadott</text:span><text:span text:style-name="T9"> </text:span><text:span text:style-name="T5">határidőre</text:span><text:span text:style-name="T15"> </text:span><text:span text:style-name="T5">teljesíteni</text:span><text:span text:style-name="T11"> </text:span><text:span text:style-name="T5">tudják!</text:span>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9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882cm" fo:margin-right="0cm" fo:text-indent="-0.6cm" style:auto-text-indent="false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anguage="hu" fo:country="HU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language="hu" fo:country="H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hu" fo:country="HU" style:language-asian="en" style:country-asian="US" style:language-complex="ar" style:country-complex="SA"/>
    </style:style>
    <style:style style:name="ListLabel_20_22" style:display-name="ListLabel 22" style:family="text">
      <style:text-properties fo:language="hu" fo:country="HU" style:language-asian="en" style:country-asian="US" style:language-complex="ar" style:country-complex="SA"/>
    </style:style>
    <style:style style:name="ListLabel_20_23" style:display-name="ListLabel 23" style:family="text">
      <style:text-properties fo:language="hu" fo:country="HU" style:language-asian="en" style:country-asian="US" style:language-complex="ar" style:country-complex="SA"/>
    </style:style>
    <style:style style:name="ListLabel_20_24" style:display-name="ListLabel 24" style:family="text">
      <style:text-properties fo:language="hu" fo:country="HU" style:language-asian="en" style:country-asian="US" style:language-complex="ar" style:country-complex="SA"/>
    </style:style>
    <style:style style:name="ListLabel_20_25" style:display-name="ListLabel 25" style:family="text">
      <style:text-properties fo:language="hu" fo:country="HU" style:language-asian="en" style:country-asian="US" style:language-complex="ar" style:country-complex="SA"/>
    </style:style>
    <style:style style:name="ListLabel_20_26" style:display-name="ListLabel 26" style:family="text">
      <style:text-properties fo:language="hu" fo:country="HU" style:language-asian="en" style:country-asian="US" style:language-complex="ar" style:country-complex="SA"/>
    </style:style>
    <style:style style:name="ListLabel_20_27" style:display-name="ListLabel 27" style:family="text">
      <style:text-properties fo:language="hu" fo:country="H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cm" fo:language="hu" fo:country="H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hu" fo:country="HU" style:language-asian="en" style:country-asian="US" style:language-complex="ar" style:country-complex="SA"/>
    </style:style>
    <style:style style:name="ListLabel_20_12" style:display-name="ListLabel 12" style:family="text">
      <style:text-properties fo:language="hu" fo:country="HU" style:language-asian="en" style:country-asian="US" style:language-complex="ar" style:country-complex="SA"/>
    </style:style>
    <style:style style:name="ListLabel_20_13" style:display-name="ListLabel 13" style:family="text">
      <style:text-properties fo:language="hu" fo:country="HU" style:language-asian="en" style:country-asian="US" style:language-complex="ar" style:country-complex="SA"/>
    </style:style>
    <style:style style:name="ListLabel_20_14" style:display-name="ListLabel 14" style:family="text">
      <style:text-properties fo:language="hu" fo:country="HU" style:language-asian="en" style:country-asian="US" style:language-complex="ar" style:country-complex="SA"/>
    </style:style>
    <style:style style:name="ListLabel_20_15" style:display-name="ListLabel 15" style:family="text">
      <style:text-properties fo:language="hu" fo:country="HU" style:language-asian="en" style:country-asian="US" style:language-complex="ar" style:country-complex="SA"/>
    </style:style>
    <style:style style:name="ListLabel_20_16" style:display-name="ListLabel 16" style:family="text">
      <style:text-properties fo:language="hu" fo:country="HU" style:language-asian="en" style:country-asian="US" style:language-complex="ar" style:country-complex="SA"/>
    </style:style>
    <style:style style:name="ListLabel_20_17" style:display-name="ListLabel 17" style:family="text">
      <style:text-properties fo:language="hu" fo:country="HU" style:language-asian="en" style:country-asian="US" style:language-complex="ar" style:country-complex="SA"/>
    </style:style>
    <style:style style:name="ListLabel_20_18" style:display-name="ListLabel 18" style:family="text">
      <style:text-properties fo:language="hu" fo:country="HU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494cm" fo:margin-left="0.674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572cm" fo:margin-left="1.679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3.54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5.39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7.24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9.09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10.945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12.797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72cm" fo:margin-left="14.6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1.40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10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4.79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6.49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8.18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9.8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1.57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26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4.96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pt" style:font-size-asian="1pt"/>
    </style:style>
    <style:page-layout style:name="Mpm1">
      <style:page-layout-properties fo:page-width="21.001cm" fo:page-height="29.7cm" style:num-format="1" style:print-orientation="portrait" fo:margin-top="1.804cm" fo:margin-bottom="0.90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cm" fo:margin-left="2.328cm" fo:margin-right="2.893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4cm" fo:margin-left="0cm" fo:margin-right="0cm" fo:margin-top="0.39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1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9:16:38.046656570</meta:creation-date>
    <dc:date>2023-04-13T19:22:19.688657834</dc:date>
    <meta:editing-duration>PT5M42S</meta:editing-duration>
    <meta:editing-cycles>1</meta:editing-cycles>
    <meta:document-statistic meta:table-count="1" meta:image-count="0" meta:object-count="0" meta:page-count="1" meta:paragraph-count="40" meta:word-count="235" meta:character-count="1673" meta:non-whitespace-character-count="1493"/>
    <meta:generator>LibreOffice/7.3.7.2$Linux_X86_64 LibreOffice_project/30$Build-2</meta:generator>
  </office:meta>
</office:document-meta>
</file>